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48"/>SNU developer log day 448</text:h>
      <text:p text:style-name="P2">Today is Earth day. I didn't have as much development time, as I had to do schoolwork as well, and I was also really tense and distracted. I worked on an update to the set of Earth day pages today, along with the usual documentation. I also finally made an update to the Server Essentials. I have a set of tasks that I have been trying to keep up with. I have 3 comment sections that I carry along on the update log, but it is mostly the middle one now, as I don't put as much focus on the other ones. It is a pretty full list at the moment, and I am trying to do everything I can by myself. Today with documentation, I did a much needed update to the developer log, so that it can reach past April of this year (up to June 15th 2020, the day after SNU 3.0.7 begins development) and I created 10 more separate entry pages for older SNU Developer log entries. As I am clearing more of these posts comments, the comments are less and less bulky, and the update log is going to start rising in size again soon.</text:p>
      <text:p text:style-name="P2">I am going to update the Ideaboard more often now, as I haven't been adding enough to it, and my ideas need to have more explanation, so that they can be implemented better. It is also a vital site development page. I am working on balancing my schedule, it is a bit difficult, but I am pulling through. Site development was good today.</text:p>
      <text:p text:style-name="Text_20_body"><text:span text:style-name="T1">Sean Patrick Myrick on April 22nd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7:34:50.889000000</meta:creation-date>
    <dc:date>2020-04-23T17:35:19.898000000</dc:date>
    <meta:editing-duration>PT30S</meta:editing-duration>
    <meta:editing-cycles>1</meta:editing-cycles>
    <meta:document-statistic meta:table-count="0" meta:image-count="0" meta:object-count="0" meta:page-count="1" meta:paragraph-count="4" meta:word-count="275" meta:character-count="1406" meta:non-whitespace-character-count="1135"/>
    <meta:generator>LibreOffice/6.1.2.1$Windows_X86_64 LibreOffice_project/65905a128db06ba48db947242809d14d3f9a93fe</meta:generator>
  </office:meta>
</office:document-meta>
</file>